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Tabella1" style:family="table">
      <style:table-properties style:width="17.013cm" fo:margin-left="0cm" fo:margin-right="-0.012cm" table:align="margins" table:border-model="separating"/>
    </style:style>
    <style:style style:name="Tabella1.A" style:family="table-column">
      <style:table-column-properties style:column-width="3.889cm" style:rel-column-width="14982*"/>
    </style:style>
    <style:style style:name="Tabella1.B" style:family="table-column">
      <style:table-column-properties style:column-width="13.123cm" style:rel-column-width="50553*"/>
    </style:style>
    <style:style style:name="Tabella1.1" style:family="table-row">
      <style:table-row-properties style:min-row-height="1.16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1.2" style:family="table-row">
      <style:table-row-properties style:min-row-height="1.72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1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Standard">
      <style:text-properties officeooo:rsid="0015fc4c" officeooo:paragraph-rsid="0015fc4c"/>
    </style:style>
    <style:style style:name="P3" style:family="paragraph" style:parent-style-name="Standard">
      <style:text-properties officeooo:rsid="0015fc4c" officeooo:paragraph-rsid="0016aed2"/>
    </style:style>
    <style:style style:name="P4" style:family="paragraph" style:parent-style-name="Standard">
      <style:text-properties fo:font-weight="bold" officeooo:rsid="0015fc4c" officeooo:paragraph-rsid="0015fc4c" style:font-weight-asian="bold" style:font-weight-complex="bold"/>
    </style:style>
    <style:style style:name="P5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6" style:family="paragraph" style:parent-style-name="Standard">
      <style:text-properties officeooo:paragraph-rsid="0015fc4c"/>
    </style:style>
    <style:style style:name="P7" style:family="paragraph" style:parent-style-name="Standard">
      <style:paragraph-properties fo:text-align="justify" style:justify-single-word="false"/>
      <style:text-properties officeooo:paragraph-rsid="0016aed2"/>
    </style:style>
    <style:style style:name="P8" style:family="paragraph" style:parent-style-name="Standard">
      <style:text-properties officeooo:paragraph-rsid="0016aed2"/>
    </style:style>
    <style:style style:name="P9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tyle="italic" fo:font-weight="normal" officeooo:paragraph-rsid="001b97f4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font-weight="bold" officeooo:paragraph-rsid="0016aed2" style:font-weight-asian="bold" style:font-weight-complex="bold"/>
    </style:style>
    <style:style style:name="P13" style:family="paragraph" style:parent-style-name="Text_20_body">
      <style:text-properties officeooo:paragraph-rsid="00170b50"/>
    </style:style>
    <style:style style:name="P14" style:family="paragraph" style:parent-style-name="Text_20_body">
      <style:text-properties officeooo:paragraph-rsid="001817ac"/>
    </style:style>
    <style:style style:name="P15" style:family="paragraph" style:parent-style-name="Text_20_body">
      <style:text-properties officeooo:paragraph-rsid="0019914d"/>
    </style:style>
    <style:style style:name="P16" style:family="paragraph" style:parent-style-name="Text_20_body">
      <style:text-properties officeooo:paragraph-rsid="001b1ef4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6aed2"/>
    </style:style>
    <style:style style:name="T4" style:family="text">
      <style:text-properties officeooo:rsid="00170b50"/>
    </style:style>
    <style:style style:name="T5" style:family="text">
      <style:text-properties officeooo:rsid="001817ac"/>
    </style:style>
    <style:style style:name="T6" style:family="text">
      <style:text-properties officeooo:rsid="0019914d"/>
    </style:style>
    <style:style style:name="T7" style:family="text">
      <style:text-properties officeooo:rsid="001b1ef4"/>
    </style:style>
    <style:style style:name="T8" style:family="text">
      <style:text-properties officeooo:rsid="001b97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SCENARIO 1</text:p>
      <text:p text:style-name="P6"/>
      <text:p text:style-name="P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13"><text:span text:style-name="T4">Gestione Utenza – licenziamento dipendente</text:span>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13"><text:span text:style-name="T5">Antonio</text:span><text:span text:style-name="T4"> Fresco: Diret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14">1. <text:span text:style-name="T5">Antonio, d</text:span><text:span text:style-name="T4">irettore dell'asilo nido Mazzetti, </text:span><text:span text:style-name="T5">deve licenziare un dipendente della sua </text:span><text:span text:style-name="T6">azienda</text:span><text:span text:style-name="T4">.</text:span></text:p>
            <text:p text:style-name="P14">2. <text:span text:style-name="T5">A</text:span>ccende il suo PC. </text:p>
            <text:p text:style-name="P14">3. Si connette alla rete.</text:p>
            <text:p text:style-name="P14">4. Accede al sito <text:span text:style-name="T2">dell'asilo Mazzetti.</text:span></text:p>
            <text:p text:style-name="P14">5. Effettua l'autenticazione, <text:span text:style-name="T1">venendo riconosciut</text:span><text:span text:style-name="T8">o</text:span><text:span text:style-name="T1"> come </text:span><text:span text:style-name="T5">Direttore</text:span>.</text:p>
            <text:p text:style-name="P14"><text:span text:style-name="T4">6. </text:span><text:span text:style-name="T6">Entra nella sezione</text:span><text:span text:style-name="T4"> </text:span><text:span text:style-name="T5">gestione del personale</text:span><text:span text:style-name="T4">.</text:span></text:p>
            <text:p text:style-name="P14"><text:span text:style-name="T5">7. </text:span><text:span text:style-name="T6">Antonio seleziona il dipendente che vuole licenziare, e clicca sul tasto <text:s text:c="3"/>”licenzia”.</text:span></text:p>
            <text:p text:style-name="P15"><text:span text:style-name="T6">8. Il sistema chiede conferma della cancellazione.</text:span></text:p>
            <text:p text:style-name="P15"><text:span text:style-name="T6">9. Antonio clicca “conferma”.</text:span></text:p>
            <text:p text:style-name="P15"><text:span text:style-name="T6">10. Il sistema cancella il dipendente e ritorna alla lista dei dipendenti.</text:span></text:p>
          </table:table-cell>
        </table:table-row>
      </table:table>
      <text:p text:style-name="P11">Scenario N°1: <text:span text:style-name="T4">Gestione Utenza – licenziamento dipendente</text:span></text:p>
      <text:p text:style-name="P10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CENARIO <text:span text:style-name="T3">2</text:span></text:p>
      <text:p text:style-name="P8"/>
      <text:p text:style-name="P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Nome scenario</text:p>
          </table:table-cell>
          <table:table-cell table:style-name="Tabella1.B1" office:value-type="string">
            <text:p text:style-name="P13"><text:span text:style-name="T4">Gestione Utenza – </text:span><text:span text:style-name="T6">Assunzione</text:span><text:span text:style-name="T4"> dipendente</text:span></text:p>
          </table:table-cell>
        </table:table-row>
        <table:table-row table:style-name="Tabella1.2">
          <table:table-cell table:style-name="Tabella1.A2" office:value-type="string">
            <text:p text:style-name="P1">Istanza degli <text:span text:style-name="T1">utenti</text:span> partecipanti</text:p>
          </table:table-cell>
          <table:table-cell table:style-name="Tabella1.B2" office:value-type="string">
            <text:p text:style-name="P13"><text:span text:style-name="T5">Antonio</text:span><text:span text:style-name="T4"> Fresco: Direttore</text:span></text:p>
          </table:table-cell>
        </table:table-row>
        <table:table-row table:style-name="Tabella1.3">
          <table:table-cell table:style-name="Tabella1.A2" office:value-type="string">
            <text:p text:style-name="P1">Flusso degli eventi </text:p>
          </table:table-cell>
          <table:table-cell table:style-name="Tabella1.B2" office:value-type="string">
            <text:p text:style-name="P14">1. <text:span text:style-name="T5">Antonio, d</text:span><text:span text:style-name="T4">irettore dell'asilo nido Mazzetti, </text:span><text:span text:style-name="T5">deve </text:span><text:span text:style-name="T6">Assumere </text:span><text:span text:style-name="T5">un dipendente </text:span><text:span text:style-name="T6">nella</text:span><text:span text:style-name="T5"> sua </text:span><text:span text:style-name="T6">azienda</text:span><text:span text:style-name="T4">.</text:span></text:p>
            <text:p text:style-name="P14">2. <text:span text:style-name="T5">A</text:span>ccende il suo PC. </text:p>
            <text:p text:style-name="P14">3. Si connette alla rete.</text:p>
            <text:p text:style-name="P14">4. Accede al sito <text:span text:style-name="T2">dell'asilo Mazzetti.</text:span></text:p>
            <text:p text:style-name="P14">5. Effettua l'autenticazione, <text:span text:style-name="T1">venendo riconosciut</text:span><text:span text:style-name="T8">o</text:span><text:span text:style-name="T1"> come </text:span><text:span text:style-name="T5">Direttore</text:span>.</text:p>
            <text:p text:style-name="P14"><text:span text:style-name="T4">6. </text:span><text:span text:style-name="T6">Entra nella sezione</text:span><text:span text:style-name="T4"> </text:span><text:span text:style-name="T5">gestione del personale</text:span><text:span text:style-name="T4">.</text:span></text:p>
            <text:p text:style-name="P14"><text:span text:style-name="T5">7. </text:span><text:span text:style-name="T7">C</text:span><text:span text:style-name="T6">licca su</text:span><text:span text:style-name="T7">l tasto “aggiungi dipendente”</text:span><text:span text:style-name="T6">.</text:span></text:p>
            <text:p text:style-name="P16"><text:span text:style-name="T7">8. Inserisce, negli appositi campi, i dati del nuovo Dipendente e clicca su “inserisci”.</text:span></text:p>
            <text:p text:style-name="P16"><text:span text:style-name="T7">9</text:span><text:span text:style-name="T6">. Il sistema </text:span><text:span text:style-name="T7">inserisce il dipendente nel database</text:span><text:span text:style-name="T6"> e ritorna alla lista dei dipendenti.</text:span></text:p>
            <text:p text:style-name="P15"><text:span text:style-name="T6"/></text:p>
          </table:table-cell>
        </table:table-row>
      </table:table>
      <text:p text:style-name="P11">Scenario N°<text:span text:style-name="T8">2</text:span>: <text:span text:style-name="T4">Gestione Utenza – </text:span><text:span text:style-name="T6">Assunzione</text:span><text:span text:style-name="T4"> dipend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16T16:13:19.65</dc:date>
    <meta:editing-duration>PT26M19S</meta:editing-duration>
    <meta:editing-cycles>5</meta:editing-cycles>
    <meta:generator>LibreOffice/3.6$Windows_x86 LibreOffice_project/da8c1e6-fd468f4-454e206-f42a4a9-143cfd</meta:generator>
    <meta:document-statistic meta:table-count="2" meta:image-count="0" meta:object-count="0" meta:page-count="2" meta:paragraph-count="33" meta:word-count="208" meta:character-count="1436" meta:non-whitespace-character-count="1254"/>
  </office:meta>
</office:document-meta>
</file>